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6.77871465223" calcext:value-type="float">
            <text:p>706.77871465223</text:p>
          </table:table-cell>
        </table:table-row>
        <table:table-row table:style-name="ro1">
          <table:table-cell office:value-type="float" office:value="717.205766334361" calcext:value-type="float">
            <text:p>717.205766334361</text:p>
          </table:table-cell>
        </table:table-row>
        <table:table-row table:style-name="ro1">
          <table:table-cell office:value-type="float" office:value="722.997838236464" calcext:value-type="float">
            <text:p>722.997838236464</text:p>
          </table:table-cell>
        </table:table-row>
        <table:table-row table:style-name="ro1">
          <table:table-cell office:value-type="float" office:value="720.798644898548" calcext:value-type="float">
            <text:p>720.798644898548</text:p>
          </table:table-cell>
        </table:table-row>
        <table:table-row table:style-name="ro1">
          <table:table-cell office:value-type="float" office:value="711.69311792755" calcext:value-type="float">
            <text:p>711.69311792755</text:p>
          </table:table-cell>
        </table:table-row>
        <table:table-row table:style-name="ro1">
          <table:table-cell office:value-type="float" office:value="714.632821656233" calcext:value-type="float">
            <text:p>714.632821656233</text:p>
          </table:table-cell>
        </table:table-row>
        <table:table-row table:style-name="ro1">
          <table:table-cell office:value-type="float" office:value="721.214525260539" calcext:value-type="float">
            <text:p>721.214525260539</text:p>
          </table:table-cell>
        </table:table-row>
        <table:table-row table:style-name="ro1">
          <table:table-cell office:value-type="float" office:value="720.326163686917" calcext:value-type="float">
            <text:p>720.326163686917</text:p>
          </table:table-cell>
        </table:table-row>
        <table:table-row table:style-name="ro1">
          <table:table-cell office:value-type="float" office:value="721.917412647993" calcext:value-type="float">
            <text:p>721.917412647993</text:p>
          </table:table-cell>
        </table:table-row>
        <table:table-row table:style-name="ro1">
          <table:table-cell office:value-type="float" office:value="708.933268111473" calcext:value-type="float">
            <text:p>708.933268111473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16.649827341231" calcext:value-type="float">
            <text:p>716.649827341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35:31.31776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35:51.779710775</dc:date>
    <dc:creator>Davide Ancona</dc:creator>
    <meta:editing-duration>PT4M32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